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41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2.01mm" svg:height="90.04mm" svg:x="50.11mm" svg:y="91.11mm">
            <draw:object draw:notify-on-update-of-ranges="Sheet1.A21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Raw: 18558 <text:s text:c="3"/>sampled: 1868.939 <text:s text:c="2"/>given: 3800 <text:s text:c="2"/>gain: 2.03323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8558 <text:s text:c="3"/>sampled: 1868.939 <text:s text:c="2"/>given: 3800 <text:s text:c="2"/>gain: 2.03323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83 <text:s text:c="3"/>sampled: 1770.749 <text:s text:c="2"/>given: 3600 <text:s text:c="2"/>gain: 2.03303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84 <text:s text:c="3"/>sampled: 1770.85 <text:s text:c="2"/>given: 3600 <text:s text:c="2"/>gain: 2.03292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605 <text:s text:c="3"/>sampled: 1672.256 <text:s text:c="2"/>given: 3400 <text:s text:c="2"/>gain: 2.03318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605 <text:s text:c="3"/>sampled: 1672.256 <text:s text:c="2"/>given: 3400 <text:s text:c="2"/>gain: 2.03318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627 <text:s text:c="3"/>sampled: 1573.764 <text:s text:c="2"/>given: 3200 <text:s text:c="2"/>gain: 2.03334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627 <text:s text:c="3"/>sampled: 1573.764 <text:s text:c="2"/>given: 3200 <text:s text:c="2"/>gain: 2.03334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50 <text:s text:c="3"/>sampled: 1475.372 <text:s text:c="2"/>given: 3000 <text:s text:c="2"/>gain: 2.03338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50 <text:s text:c="3"/>sampled: 1475.372 <text:s text:c="2"/>given: 3000 <text:s text:c="2"/>gain: 2.03338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74 <text:s text:c="3"/>sampled: 1377.081 <text:s text:c="2"/>given: 2800 <text:s text:c="2"/>gain: 2.03328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73 <text:s text:c="3"/>sampled: 1376.981 <text:s text:c="2"/>given: 2800 <text:s text:c="2"/>gain: 2.03343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96 <text:s text:c="3"/>sampled: 1278.589 <text:s text:c="2"/>given: 2600 <text:s text:c="2"/>gain: 2.03349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96 <text:s text:c="3"/>sampled: 1278.589 <text:s text:c="2"/>given: 2600 <text:s text:c="2"/>gain: 2.03349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720 <text:s text:c="3"/>sampled: 1180.298 <text:s text:c="2"/>given: 2400 <text:s text:c="2"/>gain: 2.03338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720 <text:s text:c="3"/>sampled: 1180.298 <text:s text:c="2"/>given: 2400 <text:s text:c="2"/>gain: 2.03338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44 <text:s text:c="3"/>sampled: 1082.007 <text:s text:c="2"/>given: 2200 <text:s text:c="2"/>gain: 2.03325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44 <text:s text:c="3"/>sampled: 1082.007 <text:s text:c="2"/>given: 2200 <text:s text:c="2"/>gain: 2.033259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33239" calcext:value-type="float">
            <text:p>2.033239</text:p>
          </table:table-cell>
          <table:table-cell table:number-columns-repeated="5"/>
        </table:table-row>
        <table:table-row table:style-name="ro1">
          <table:table-cell table:style-name="Default" office:value-type="float" office:value="2.033239" calcext:value-type="float">
            <text:p>2.033239</text:p>
          </table:table-cell>
          <table:table-cell table:number-columns-repeated="5"/>
        </table:table-row>
        <table:table-row table:style-name="ro1">
          <table:table-cell table:style-name="Default" office:value-type="float" office:value="2.033038" calcext:value-type="float">
            <text:p>2.033038</text:p>
          </table:table-cell>
          <table:table-cell table:number-columns-repeated="5"/>
        </table:table-row>
        <table:table-row table:style-name="ro1">
          <table:table-cell table:style-name="Default" office:value-type="float" office:value="2.032923" calcext:value-type="float">
            <text:p>2.032923</text:p>
          </table:table-cell>
          <table:table-cell table:number-columns-repeated="5"/>
        </table:table-row>
        <table:table-row table:style-name="ro1">
          <table:table-cell table:style-name="Default" office:value-type="float" office:value="2.033181" calcext:value-type="float">
            <text:p>2.03318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3181" calcext:value-type="float">
            <text:p>2.03318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3342" calcext:value-type="float">
            <text:p>2.033342</text:p>
          </table:table-cell>
          <table:table-cell table:number-columns-repeated="5"/>
        </table:table-row>
        <table:table-row table:style-name="ro1">
          <table:table-cell table:style-name="Default" office:value-type="float" office:value="2.033342" calcext:value-type="float">
            <text:p>2.033342</text:p>
          </table:table-cell>
          <table:table-cell table:number-columns-repeated="5"/>
        </table:table-row>
        <table:table-row table:style-name="ro1">
          <table:table-cell table:style-name="Default" office:value-type="float" office:value="2.033385" calcext:value-type="float">
            <text:p>2.033385</text:p>
          </table:table-cell>
          <table:table-cell table:number-columns-repeated="5"/>
        </table:table-row>
        <table:table-row table:style-name="ro1">
          <table:table-cell table:style-name="Default" office:value-type="float" office:value="2.033385" calcext:value-type="float">
            <text:p>2.033385</text:p>
          </table:table-cell>
          <table:table-cell table:number-columns-repeated="5"/>
        </table:table-row>
        <table:table-row table:style-name="ro1">
          <table:table-cell table:style-name="Default" office:value-type="float" office:value="2.033286" calcext:value-type="float">
            <text:p>2.033286</text:p>
          </table:table-cell>
          <table:table-cell table:number-columns-repeated="5"/>
        </table:table-row>
        <table:table-row table:style-name="ro1">
          <table:table-cell table:style-name="Default" office:value-type="float" office:value="2.033435" calcext:value-type="float">
            <text:p>2.033435</text:p>
          </table:table-cell>
          <table:table-cell table:number-columns-repeated="5"/>
        </table:table-row>
        <table:table-row table:style-name="ro1">
          <table:table-cell table:style-name="Default" office:value-type="float" office:value="2.033492" calcext:value-type="float">
            <text:p>2.033492</text:p>
          </table:table-cell>
          <table:table-cell table:number-columns-repeated="5"/>
        </table:table-row>
        <table:table-row table:style-name="ro1">
          <table:table-cell table:style-name="Default" office:value-type="float" office:value="2.033492" calcext:value-type="float">
            <text:p>2.033492</text:p>
          </table:table-cell>
          <table:table-cell table:number-columns-repeated="5"/>
        </table:table-row>
        <table:table-row table:style-name="ro1">
          <table:table-cell table:style-name="Default" office:value-type="float" office:value="2.033385" calcext:value-type="float">
            <text:p>2.033385</text:p>
          </table:table-cell>
          <table:table-cell table:number-columns-repeated="5"/>
        </table:table-row>
        <table:table-row table:style-name="ro1">
          <table:table-cell table:style-name="Default" office:value-type="float" office:value="2.033385" calcext:value-type="float">
            <text:p>2.033385</text:p>
          </table:table-cell>
          <table:table-cell table:number-columns-repeated="5"/>
        </table:table-row>
        <table:table-row table:style-name="ro1">
          <table:table-cell table:style-name="Default" office:value-type="float" office:value="2.033259" calcext:value-type="float">
            <text:p>2.033259</text:p>
          </table:table-cell>
          <table:table-cell table:number-columns-repeated="5"/>
        </table:table-row>
        <table:table-row table:style-name="ro1">
          <table:table-cell table:style-name="Default" office:value-type="float" office:value="2.033259" calcext:value-type="float">
            <text:p>2.033259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332" calcext:value-type="float">
            <text:p>2.0332</text:p>
          </table:table-cell>
          <table:table-cell table:number-columns-repeated="5"/>
        </table:table-row>
        <table:table-row table:style-name="ro1" table:number-rows-repeated="6">
          <table:table-cell table:style-name="Default"/>
          <table:table-cell table:number-columns-repeated="5"/>
        </table:table-row>
        <table:table-row table:style-name="ro1">
          <table:table-cell table:style-name="ce1" table:number-columns-repeated="6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0A</text:p>
          </table:table-cell>
          <table:table-cell table:style-name="ce1" office:value-type="string" calcext:value-type="string">
            <text:p>10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0A</text:p>
          </table:table-cell>
          <table:table-cell table:style-name="ce1" office:value-type="string" calcext:value-type="string">
            <text:p>Gain 10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341.562" calcext:value-type="float">
            <text:p>2341.562</text:p>
          </table:table-cell>
          <table:table-cell table:formula="of:=AVERAGE([.A52:.A103])" office:value-type="float" office:value="2341.61226923077" calcext:value-type="float">
            <text:p>2341.61226923077</text:p>
          </table:table-cell>
          <table:table-cell table:formula="of:=AVERAGE([.F52:.F55])" office:value-type="float" office:value="49.95475" calcext:value-type="float">
            <text:p>49.95475</text:p>
          </table:table-cell>
          <table:table-cell table:formula="of:=2*[.C52]" office:value-type="float" office:value="99.9095" calcext:value-type="float">
            <text:p>99.9095</text:p>
          </table:table-cell>
          <table:table-cell table:formula="of:=[.D52]/[.B52]" office:value-type="float" office:value="0.0426669698108563" calcext:value-type="float">
            <text:p>0.042666969810856</text:p>
          </table:table-cell>
          <table:table-cell office:value-type="float" office:value="49.953" calcext:value-type="float">
            <text:p>49.953</text:p>
          </table:table-cell>
        </table:table-row>
        <table:table-row table:style-name="ro1">
          <table:table-cell office:value-type="float" office:value="2341.36" calcext:value-type="float">
            <text:p>2341.36</text:p>
          </table:table-cell>
          <table:table-cell table:number-columns-repeated="4"/>
          <table:table-cell office:value-type="float" office:value="49.951" calcext:value-type="float">
            <text:p>49.951</text:p>
          </table:table-cell>
        </table:table-row>
        <table:table-row table:style-name="ro1">
          <table:table-cell office:value-type="float" office:value="2341.26" calcext:value-type="float">
            <text:p>2341.26</text:p>
          </table:table-cell>
          <table:table-cell table:number-columns-repeated="4"/>
          <table:table-cell office:value-type="float" office:value="49.957" calcext:value-type="float">
            <text:p>49.957</text:p>
          </table:table-cell>
        </table:table-row>
        <table:table-row table:style-name="ro1">
          <table:table-cell office:value-type="float" office:value="2340.354" calcext:value-type="float">
            <text:p>2340.354</text:p>
          </table:table-cell>
          <table:table-cell table:number-columns-repeated="4"/>
          <table:table-cell office:value-type="float" office:value="49.958" calcext:value-type="float">
            <text:p>49.958</text:p>
          </table:table-cell>
        </table:table-row>
        <table:table-row table:style-name="ro1">
          <table:table-cell office:value-type="float" office:value="2341.36" calcext:value-type="float">
            <text:p>2341.36</text:p>
          </table:table-cell>
          <table:table-cell table:number-columns-repeated="5"/>
        </table:table-row>
        <table:table-row table:style-name="ro1">
          <table:table-cell office:value-type="float" office:value="2342.166" calcext:value-type="float">
            <text:p>2342.166</text:p>
          </table:table-cell>
          <table:table-cell table:number-columns-repeated="5"/>
        </table:table-row>
        <table:table-row table:style-name="ro1">
          <table:table-cell office:value-type="float" office:value="2342.267" calcext:value-type="float">
            <text:p>2342.267</text:p>
          </table:table-cell>
          <table:table-cell table:number-columns-repeated="5"/>
        </table:table-row>
        <table:table-row table:style-name="ro1">
          <table:table-cell office:value-type="float" office:value="2341.159" calcext:value-type="float">
            <text:p>2341.159</text:p>
          </table:table-cell>
          <table:table-cell table:number-columns-repeated="5"/>
        </table:table-row>
        <table:table-row table:style-name="ro1">
          <table:table-cell office:value-type="float" office:value="2341.663" calcext:value-type="float">
            <text:p>2341.663</text:p>
          </table:table-cell>
          <table:table-cell table:number-columns-repeated="5"/>
        </table:table-row>
        <table:table-row table:style-name="ro1">
          <table:table-cell office:value-type="float" office:value="2341.058" calcext:value-type="float">
            <text:p>2341.058</text:p>
          </table:table-cell>
          <table:table-cell table:number-columns-repeated="5"/>
        </table:table-row>
        <table:table-row table:style-name="ro1">
          <table:table-cell office:value-type="float" office:value="2341.26" calcext:value-type="float">
            <text:p>2341.26</text:p>
          </table:table-cell>
          <table:table-cell table:number-columns-repeated="5"/>
        </table:table-row>
        <table:table-row table:style-name="ro1">
          <table:table-cell office:value-type="float" office:value="2342.267" calcext:value-type="float">
            <text:p>2342.267</text:p>
          </table:table-cell>
          <table:table-cell table:number-columns-repeated="5"/>
        </table:table-row>
        <table:table-row table:style-name="ro1">
          <table:table-cell office:value-type="float" office:value="2342.065" calcext:value-type="float">
            <text:p>2342.065</text:p>
          </table:table-cell>
          <table:table-cell table:number-columns-repeated="5"/>
        </table:table-row>
        <table:table-row table:style-name="ro1">
          <table:table-cell office:value-type="float" office:value="2341.36" calcext:value-type="float">
            <text:p>2341.36</text:p>
          </table:table-cell>
          <table:table-cell table:number-columns-repeated="5"/>
        </table:table-row>
        <table:table-row table:style-name="ro1">
          <table:table-cell office:value-type="float" office:value="2341.663" calcext:value-type="float">
            <text:p>2341.663</text:p>
          </table:table-cell>
          <table:table-cell table:number-columns-repeated="5"/>
        </table:table-row>
        <table:table-row table:style-name="ro1">
          <table:table-cell office:value-type="float" office:value="2341.26" calcext:value-type="float">
            <text:p>2341.26</text:p>
          </table:table-cell>
          <table:table-cell table:number-columns-repeated="5"/>
        </table:table-row>
        <table:table-row table:style-name="ro1">
          <table:table-cell office:value-type="float" office:value="2340.857" calcext:value-type="float">
            <text:p>2340.857</text:p>
          </table:table-cell>
          <table:table-cell table:number-columns-repeated="5"/>
        </table:table-row>
        <table:table-row table:style-name="ro1">
          <table:table-cell office:value-type="float" office:value="2341.663" calcext:value-type="float">
            <text:p>2341.663</text:p>
          </table:table-cell>
          <table:table-cell table:number-columns-repeated="5"/>
        </table:table-row>
        <table:table-row table:style-name="ro1">
          <table:table-cell office:value-type="float" office:value="2341.864" calcext:value-type="float">
            <text:p>2341.864</text:p>
          </table:table-cell>
          <table:table-cell table:number-columns-repeated="5"/>
        </table:table-row>
        <table:table-row table:style-name="ro1">
          <table:table-cell office:value-type="float" office:value="2341.461" calcext:value-type="float">
            <text:p>2341.461</text:p>
          </table:table-cell>
          <table:table-cell table:number-columns-repeated="5"/>
        </table:table-row>
        <table:table-row table:style-name="ro1">
          <table:table-cell office:value-type="float" office:value="2341.864" calcext:value-type="float">
            <text:p>2341.864</text:p>
          </table:table-cell>
          <table:table-cell table:number-columns-repeated="5"/>
        </table:table-row>
        <table:table-row table:style-name="ro1">
          <table:table-cell office:value-type="float" office:value="2341.965" calcext:value-type="float">
            <text:p>2341.965</text:p>
          </table:table-cell>
          <table:table-cell table:number-columns-repeated="5"/>
        </table:table-row>
        <table:table-row table:style-name="ro1">
          <table:table-cell office:value-type="float" office:value="2341.461" calcext:value-type="float">
            <text:p>2341.461</text:p>
          </table:table-cell>
          <table:table-cell table:number-columns-repeated="5"/>
        </table:table-row>
        <table:table-row table:style-name="ro1">
          <table:table-cell office:value-type="float" office:value="2342.368" calcext:value-type="float">
            <text:p>2342.368</text:p>
          </table:table-cell>
          <table:table-cell table:number-columns-repeated="5"/>
        </table:table-row>
        <table:table-row table:style-name="ro1">
          <table:table-cell office:value-type="float" office:value="2342.065" calcext:value-type="float">
            <text:p>2342.065</text:p>
          </table:table-cell>
          <table:table-cell table:number-columns-repeated="5"/>
        </table:table-row>
        <table:table-row table:style-name="ro1">
          <table:table-cell office:value-type="float" office:value="2340.958" calcext:value-type="float">
            <text:p>2340.958</text:p>
          </table:table-cell>
          <table:table-cell table:number-columns-repeated="5"/>
        </table:table-row>
        <table:table-row table:style-name="ro1">
          <table:table-cell office:value-type="float" office:value="2341.562" calcext:value-type="float">
            <text:p>2341.562</text:p>
          </table:table-cell>
          <table:table-cell table:number-columns-repeated="5"/>
        </table:table-row>
        <table:table-row table:style-name="ro1">
          <table:table-cell office:value-type="float" office:value="2342.569" calcext:value-type="float">
            <text:p>2342.569</text:p>
          </table:table-cell>
          <table:table-cell table:number-columns-repeated="5"/>
        </table:table-row>
        <table:table-row table:style-name="ro1">
          <table:table-cell office:value-type="float" office:value="2341.058" calcext:value-type="float">
            <text:p>2341.058</text:p>
          </table:table-cell>
          <table:table-cell table:number-columns-repeated="5"/>
        </table:table-row>
        <table:table-row table:style-name="ro1">
          <table:table-cell office:value-type="float" office:value="2341.26" calcext:value-type="float">
            <text:p>2341.26</text:p>
          </table:table-cell>
          <table:table-cell table:number-columns-repeated="5"/>
        </table:table-row>
        <table:table-row table:style-name="ro1">
          <table:table-cell office:value-type="float" office:value="2341.36" calcext:value-type="float">
            <text:p>2341.36</text:p>
          </table:table-cell>
          <table:table-cell table:number-columns-repeated="5"/>
        </table:table-row>
        <table:table-row table:style-name="ro1">
          <table:table-cell office:value-type="float" office:value="2342.267" calcext:value-type="float">
            <text:p>2342.267</text:p>
          </table:table-cell>
          <table:table-cell table:number-columns-repeated="5"/>
        </table:table-row>
        <table:table-row table:style-name="ro1">
          <table:table-cell office:value-type="float" office:value="2342.267" calcext:value-type="float">
            <text:p>2342.267</text:p>
          </table:table-cell>
          <table:table-cell table:number-columns-repeated="5"/>
        </table:table-row>
        <table:table-row table:style-name="ro1">
          <table:table-cell office:value-type="float" office:value="2341.461" calcext:value-type="float">
            <text:p>2341.461</text:p>
          </table:table-cell>
          <table:table-cell table:number-columns-repeated="5"/>
        </table:table-row>
        <table:table-row table:style-name="ro1">
          <table:table-cell office:value-type="float" office:value="2342.67" calcext:value-type="float">
            <text:p>2342.67</text:p>
          </table:table-cell>
          <table:table-cell table:number-columns-repeated="5"/>
        </table:table-row>
        <table:table-row table:style-name="ro1">
          <table:table-cell office:value-type="float" office:value="2342.065" calcext:value-type="float">
            <text:p>2342.065</text:p>
          </table:table-cell>
          <table:table-cell table:number-columns-repeated="5"/>
        </table:table-row>
        <table:table-row table:style-name="ro1">
          <table:table-cell office:value-type="float" office:value="2341.562" calcext:value-type="float">
            <text:p>2341.562</text:p>
          </table:table-cell>
          <table:table-cell table:number-columns-repeated="5"/>
        </table:table-row>
        <table:table-row table:style-name="ro1">
          <table:table-cell office:value-type="float" office:value="2340.958" calcext:value-type="float">
            <text:p>2340.958</text:p>
          </table:table-cell>
          <table:table-cell table:number-columns-repeated="5"/>
        </table:table-row>
        <table:table-row table:style-name="ro1">
          <table:table-cell office:value-type="float" office:value="2340.756" calcext:value-type="float">
            <text:p>2340.756</text:p>
          </table:table-cell>
          <table:table-cell table:number-columns-repeated="5"/>
        </table:table-row>
        <table:table-row table:style-name="ro1">
          <table:table-cell office:value-type="float" office:value="2341.26" calcext:value-type="float">
            <text:p>2341.26</text:p>
          </table:table-cell>
          <table:table-cell table:number-columns-repeated="5"/>
        </table:table-row>
        <table:table-row table:style-name="ro1">
          <table:table-cell office:value-type="float" office:value="2342.267" calcext:value-type="float">
            <text:p>2342.267</text:p>
          </table:table-cell>
          <table:table-cell table:number-columns-repeated="5"/>
        </table:table-row>
        <table:table-row table:style-name="ro1">
          <table:table-cell office:value-type="float" office:value="2340.857" calcext:value-type="float">
            <text:p>2340.857</text:p>
          </table:table-cell>
          <table:table-cell table:number-columns-repeated="5"/>
        </table:table-row>
        <table:table-row table:style-name="ro1">
          <table:table-cell office:value-type="float" office:value="2341.461" calcext:value-type="float">
            <text:p>2341.461</text:p>
          </table:table-cell>
          <table:table-cell table:number-columns-repeated="5"/>
        </table:table-row>
        <table:table-row table:style-name="ro1">
          <table:table-cell office:value-type="float" office:value="2341.864" calcext:value-type="float">
            <text:p>2341.864</text:p>
          </table:table-cell>
          <table:table-cell table:number-columns-repeated="5"/>
        </table:table-row>
        <table:table-row table:style-name="ro1">
          <table:table-cell office:value-type="float" office:value="2341.965" calcext:value-type="float">
            <text:p>2341.965</text:p>
          </table:table-cell>
          <table:table-cell table:number-columns-repeated="5"/>
        </table:table-row>
        <table:table-row table:style-name="ro1">
          <table:table-cell office:value-type="float" office:value="2340.253" calcext:value-type="float">
            <text:p>2340.253</text:p>
          </table:table-cell>
          <table:table-cell table:number-columns-repeated="5"/>
        </table:table-row>
        <table:table-row table:style-name="ro1">
          <table:table-cell office:value-type="float" office:value="2341.965" calcext:value-type="float">
            <text:p>2341.965</text:p>
          </table:table-cell>
          <table:table-cell table:number-columns-repeated="5"/>
        </table:table-row>
        <table:table-row table:style-name="ro1">
          <table:table-cell office:value-type="float" office:value="2342.267" calcext:value-type="float">
            <text:p>2342.267</text:p>
          </table:table-cell>
          <table:table-cell table:number-columns-repeated="5"/>
        </table:table-row>
        <table:table-row table:style-name="ro1">
          <table:table-cell office:value-type="float" office:value="2341.763" calcext:value-type="float">
            <text:p>2341.763</text:p>
          </table:table-cell>
          <table:table-cell table:number-columns-repeated="5"/>
        </table:table-row>
        <table:table-row table:style-name="ro1">
          <table:table-cell office:value-type="float" office:value="2341.058" calcext:value-type="float">
            <text:p>2341.058</text:p>
          </table:table-cell>
          <table:table-cell table:number-columns-repeated="5"/>
        </table:table-row>
        <table:table-row table:style-name="ro1">
          <table:table-cell office:value-type="float" office:value="2342.468" calcext:value-type="float">
            <text:p>2342.468</text:p>
          </table:table-cell>
          <table:table-cell table:number-columns-repeated="5"/>
        </table:table-row>
        <table:table-row table:style-name="ro1">
          <table:table-cell office:value-type="float" office:value="2341.965" calcext:value-type="float">
            <text:p>2341.965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A</text:p>
          </table:table-cell>
          <table:table-cell table:style-name="ce1" office:value-type="string" calcext:value-type="string">
            <text:p>1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A</text:p>
          </table:table-cell>
          <table:table-cell table:style-name="ce1" office:value-type="string" calcext:value-type="string">
            <text:p>Gain 1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219.604" calcext:value-type="float">
            <text:p>2219.604</text:p>
          </table:table-cell>
          <table:table-cell table:formula="of:=AVERAGE([.A107:.A180])" office:value-type="float" office:value="2218.66005405405" calcext:value-type="float">
            <text:p>2218.66005405405</text:p>
          </table:table-cell>
          <table:table-cell table:formula="of:=AVERAGE([.F107:.F112])" office:value-type="float" office:value="4.96383333333333" calcext:value-type="float">
            <text:p>4.96383333333333</text:p>
          </table:table-cell>
          <table:table-cell table:formula="of:=2*[.C107]" office:value-type="float" office:value="9.92766666666667" calcext:value-type="float">
            <text:p>9.92766666666667</text:p>
          </table:table-cell>
          <table:table-cell table:formula="of:=[.D107]/[.B107]" office:value-type="float" office:value="0.00447462271136414" calcext:value-type="float">
            <text:p>0.004474622711364</text:p>
          </table:table-cell>
          <table:table-cell office:value-type="float" office:value="4.966" calcext:value-type="float">
            <text:p>4.966</text:p>
          </table:table-cell>
        </table:table-row>
        <table:table-row table:style-name="ro1">
          <table:table-cell office:value-type="float" office:value="2219.101" calcext:value-type="float">
            <text:p>2219.101</text:p>
          </table:table-cell>
          <table:table-cell table:number-columns-repeated="4"/>
          <table:table-cell office:value-type="float" office:value="4.965" calcext:value-type="float">
            <text:p>4.965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table:number-columns-repeated="4"/>
          <table:table-cell office:value-type="float" office:value="4.965" calcext:value-type="float">
            <text:p>4.965</text:p>
          </table:table-cell>
        </table:table-row>
        <table:table-row table:style-name="ro1">
          <table:table-cell office:value-type="float" office:value="2219.202" calcext:value-type="float">
            <text:p>2219.202</text:p>
          </table:table-cell>
          <table:table-cell table:number-columns-repeated="4"/>
          <table:table-cell office:value-type="float" office:value="4.961" calcext:value-type="float">
            <text:p>4.961</text:p>
          </table:table-cell>
        </table:table-row>
        <table:table-row table:style-name="ro1">
          <table:table-cell office:value-type="float" office:value="2219.403" calcext:value-type="float">
            <text:p>2219.403</text:p>
          </table:table-cell>
          <table:table-cell table:number-columns-repeated="4"/>
          <table:table-cell office:value-type="float" office:value="4.961" calcext:value-type="float">
            <text:p>4.961</text:p>
          </table:table-cell>
        </table:table-row>
        <table:table-row table:style-name="ro1">
          <table:table-cell office:value-type="float" office:value="2218.497" calcext:value-type="float">
            <text:p>2218.497</text:p>
          </table:table-cell>
          <table:table-cell table:number-columns-repeated="4"/>
          <table:table-cell office:value-type="float" office:value="4.965" calcext:value-type="float">
            <text:p>4.965</text:p>
          </table:table-cell>
        </table:table-row>
        <table:table-row table:style-name="ro1">
          <table:table-cell office:value-type="float" office:value="2216.08" calcext:value-type="float">
            <text:p>2216.08</text:p>
          </table:table-cell>
          <table:table-cell table:number-columns-repeated="5"/>
        </table:table-row>
        <table:table-row table:style-name="ro1">
          <table:table-cell office:value-type="float" office:value="2218.698" calcext:value-type="float">
            <text:p>2218.698</text:p>
          </table:table-cell>
          <table:table-cell table:number-columns-repeated="5"/>
        </table:table-row>
        <table:table-row table:style-name="ro1">
          <table:table-cell office:value-type="float" office:value="2218.497" calcext:value-type="float">
            <text:p>2218.497</text:p>
          </table:table-cell>
          <table:table-cell table:number-columns-repeated="5"/>
        </table:table-row>
        <table:table-row table:style-name="ro1">
          <table:table-cell office:value-type="float" office:value="2217.893" calcext:value-type="float">
            <text:p>2217.893</text:p>
          </table:table-cell>
          <table:table-cell table:number-columns-repeated="5"/>
        </table:table-row>
        <table:table-row table:style-name="ro1">
          <table:table-cell office:value-type="float" office:value="2219.202" calcext:value-type="float">
            <text:p>2219.202</text:p>
          </table:table-cell>
          <table:table-cell table:number-columns-repeated="5"/>
        </table:table-row>
        <table:table-row table:style-name="ro1">
          <table:table-cell office:value-type="float" office:value="2219.302" calcext:value-type="float">
            <text:p>2219.302</text:p>
          </table:table-cell>
          <table:table-cell table:number-columns-repeated="5"/>
        </table:table-row>
        <table:table-row table:style-name="ro1">
          <table:table-cell office:value-type="float" office:value="2216.986" calcext:value-type="float">
            <text:p>2216.986</text:p>
          </table:table-cell>
          <table:table-cell table:number-columns-repeated="5"/>
        </table:table-row>
        <table:table-row table:style-name="ro1">
          <table:table-cell office:value-type="float" office:value="2217.893" calcext:value-type="float">
            <text:p>2217.893</text:p>
          </table:table-cell>
          <table:table-cell table:number-columns-repeated="5"/>
        </table:table-row>
        <table:table-row table:style-name="ro1">
          <table:table-cell office:value-type="float" office:value="2219.504" calcext:value-type="float">
            <text:p>2219.504</text:p>
          </table:table-cell>
          <table:table-cell table:number-columns-repeated="5"/>
        </table:table-row>
        <table:table-row table:style-name="ro1">
          <table:table-cell office:value-type="float" office:value="2217.691" calcext:value-type="float">
            <text:p>2217.691</text:p>
          </table:table-cell>
          <table:table-cell table:number-columns-repeated="5"/>
        </table:table-row>
        <table:table-row table:style-name="ro1">
          <table:table-cell office:value-type="float" office:value="2217.792" calcext:value-type="float">
            <text:p>2217.792</text:p>
          </table:table-cell>
          <table:table-cell table:number-columns-repeated="5"/>
        </table:table-row>
        <table:table-row table:style-name="ro1">
          <table:table-cell office:value-type="float" office:value="2217.49" calcext:value-type="float">
            <text:p>2217.49</text:p>
          </table:table-cell>
          <table:table-cell table:number-columns-repeated="5"/>
        </table:table-row>
        <table:table-row table:style-name="ro1">
          <table:table-cell office:value-type="float" office:value="2219.202" calcext:value-type="float">
            <text:p>2219.202</text:p>
          </table:table-cell>
          <table:table-cell table:number-columns-repeated="5"/>
        </table:table-row>
        <table:table-row table:style-name="ro1">
          <table:table-cell office:value-type="float" office:value="2220.31" calcext:value-type="float">
            <text:p>2220.31</text:p>
          </table:table-cell>
          <table:table-cell table:number-columns-repeated="5"/>
        </table:table-row>
        <table:table-row table:style-name="ro1">
          <table:table-cell office:value-type="float" office:value="2219.403" calcext:value-type="float">
            <text:p>2219.403</text:p>
          </table:table-cell>
          <table:table-cell table:number-columns-repeated="5"/>
        </table:table-row>
        <table:table-row table:style-name="ro1">
          <table:table-cell office:value-type="float" office:value="2218.295" calcext:value-type="float">
            <text:p>2218.295</text:p>
          </table:table-cell>
          <table:table-cell table:number-columns-repeated="5"/>
        </table:table-row>
        <table:table-row table:style-name="ro1">
          <table:table-cell office:value-type="float" office:value="2218.799" calcext:value-type="float">
            <text:p>2218.799</text:p>
          </table:table-cell>
          <table:table-cell table:number-columns-repeated="5"/>
        </table:table-row>
        <table:table-row table:style-name="ro1">
          <table:table-cell office:value-type="float" office:value="2219" calcext:value-type="float">
            <text:p>2219</text:p>
          </table:table-cell>
          <table:table-cell table:number-columns-repeated="5"/>
        </table:table-row>
        <table:table-row table:style-name="ro1">
          <table:table-cell office:value-type="float" office:value="2220.41" calcext:value-type="float">
            <text:p>2220.41</text:p>
          </table:table-cell>
          <table:table-cell table:number-columns-repeated="5"/>
        </table:table-row>
        <table:table-row table:style-name="ro1">
          <table:table-cell office:value-type="float" office:value="2217.288" calcext:value-type="float">
            <text:p>2217.288</text:p>
          </table:table-cell>
          <table:table-cell table:number-columns-repeated="5"/>
        </table:table-row>
        <table:table-row table:style-name="ro1">
          <table:table-cell office:value-type="float" office:value="2216.684" calcext:value-type="float">
            <text:p>2216.684</text:p>
          </table:table-cell>
          <table:table-cell table:number-columns-repeated="5"/>
        </table:table-row>
        <table:table-row table:style-name="ro1">
          <table:table-cell office:value-type="float" office:value="2217.389" calcext:value-type="float">
            <text:p>2217.389</text:p>
          </table:table-cell>
          <table:table-cell table:number-columns-repeated="5"/>
        </table:table-row>
        <table:table-row table:style-name="ro1">
          <table:table-cell office:value-type="float" office:value="2218.094" calcext:value-type="float">
            <text:p>2218.094</text:p>
          </table:table-cell>
          <table:table-cell table:number-columns-repeated="5"/>
        </table:table-row>
        <table:table-row table:style-name="ro1">
          <table:table-cell office:value-type="float" office:value="2219.403" calcext:value-type="float">
            <text:p>2219.403</text:p>
          </table:table-cell>
          <table:table-cell table:number-columns-repeated="5"/>
        </table:table-row>
        <table:table-row table:style-name="ro1">
          <table:table-cell office:value-type="float" office:value="2217.993" calcext:value-type="float">
            <text:p>2217.993</text:p>
          </table:table-cell>
          <table:table-cell table:number-columns-repeated="5"/>
        </table:table-row>
        <table:table-row table:style-name="ro1">
          <table:table-cell office:value-type="float" office:value="2217.792" calcext:value-type="float">
            <text:p>2217.792</text:p>
          </table:table-cell>
          <table:table-cell table:number-columns-repeated="5"/>
        </table:table-row>
        <table:table-row table:style-name="ro1">
          <table:table-cell office:value-type="float" office:value="2219" calcext:value-type="float">
            <text:p>2219</text:p>
          </table:table-cell>
          <table:table-cell table:number-columns-repeated="5"/>
        </table:table-row>
        <table:table-row table:style-name="ro1">
          <table:table-cell office:value-type="float" office:value="2215.778" calcext:value-type="float">
            <text:p>2215.778</text:p>
          </table:table-cell>
          <table:table-cell table:number-columns-repeated="5"/>
        </table:table-row>
        <table:table-row table:style-name="ro1">
          <table:table-cell office:value-type="float" office:value="2220.813" calcext:value-type="float">
            <text:p>2220.813</text:p>
          </table:table-cell>
          <table:table-cell table:number-columns-repeated="5"/>
        </table:table-row>
        <table:table-row table:style-name="ro1">
          <table:table-cell office:value-type="float" office:value="2218.698" calcext:value-type="float">
            <text:p>2218.698</text:p>
          </table:table-cell>
          <table:table-cell table:number-columns-repeated="5"/>
        </table:table-row>
        <table:table-row table:style-name="ro1">
          <table:table-cell office:value-type="float" office:value="2220.41" calcext:value-type="float">
            <text:p>2220.41</text:p>
          </table:table-cell>
          <table:table-cell table:number-columns-repeated="5"/>
        </table:table-row>
        <table:table-row table:style-name="ro1">
          <table:table-cell office:value-type="float" office:value="2220.914" calcext:value-type="float">
            <text:p>2220.914</text:p>
          </table:table-cell>
          <table:table-cell table:number-columns-repeated="5"/>
        </table:table-row>
        <table:table-row table:style-name="ro1">
          <table:table-cell office:value-type="float" office:value="2219.907" calcext:value-type="float">
            <text:p>2219.907</text:p>
          </table:table-cell>
          <table:table-cell table:number-columns-repeated="5"/>
        </table:table-row>
        <table:table-row table:style-name="ro1">
          <table:table-cell office:value-type="float" office:value="2217.389" calcext:value-type="float">
            <text:p>2217.389</text:p>
          </table:table-cell>
          <table:table-cell table:number-columns-repeated="5"/>
        </table:table-row>
        <table:table-row table:style-name="ro1">
          <table:table-cell office:value-type="float" office:value="2219.705" calcext:value-type="float">
            <text:p>2219.705</text:p>
          </table:table-cell>
          <table:table-cell table:number-columns-repeated="5"/>
        </table:table-row>
        <table:table-row table:style-name="ro1">
          <table:table-cell office:value-type="float" office:value="2219.302" calcext:value-type="float">
            <text:p>2219.302</text:p>
          </table:table-cell>
          <table:table-cell table:number-columns-repeated="5"/>
        </table:table-row>
        <table:table-row table:style-name="ro1">
          <table:table-cell office:value-type="float" office:value="2217.893" calcext:value-type="float">
            <text:p>2217.893</text:p>
          </table:table-cell>
          <table:table-cell table:number-columns-repeated="5"/>
        </table:table-row>
        <table:table-row table:style-name="ro1">
          <table:table-cell office:value-type="float" office:value="2218.295" calcext:value-type="float">
            <text:p>2218.295</text:p>
          </table:table-cell>
          <table:table-cell table:number-columns-repeated="5"/>
        </table:table-row>
        <table:table-row table:style-name="ro1">
          <table:table-cell office:value-type="float" office:value="2218.094" calcext:value-type="float">
            <text:p>2218.094</text:p>
          </table:table-cell>
          <table:table-cell table:number-columns-repeated="5"/>
        </table:table-row>
        <table:table-row table:style-name="ro1">
          <table:table-cell office:value-type="float" office:value="2219.101" calcext:value-type="float">
            <text:p>2219.101</text:p>
          </table:table-cell>
          <table:table-cell table:number-columns-repeated="5"/>
        </table:table-row>
        <table:table-row table:style-name="ro1">
          <table:table-cell office:value-type="float" office:value="2220.41" calcext:value-type="float">
            <text:p>2220.41</text:p>
          </table:table-cell>
          <table:table-cell table:number-columns-repeated="5"/>
        </table:table-row>
        <table:table-row table:style-name="ro1">
          <table:table-cell office:value-type="float" office:value="2218.799" calcext:value-type="float">
            <text:p>2218.799</text:p>
          </table:table-cell>
          <table:table-cell table:number-columns-repeated="5"/>
        </table:table-row>
        <table:table-row table:style-name="ro1">
          <table:table-cell office:value-type="float" office:value="2220.41" calcext:value-type="float">
            <text:p>2220.41</text:p>
          </table:table-cell>
          <table:table-cell table:number-columns-repeated="5"/>
        </table:table-row>
        <table:table-row table:style-name="ro1">
          <table:table-cell office:value-type="float" office:value="2217.893" calcext:value-type="float">
            <text:p>2217.893</text:p>
          </table:table-cell>
          <table:table-cell table:number-columns-repeated="5"/>
        </table:table-row>
        <table:table-row table:style-name="ro1">
          <table:table-cell office:value-type="float" office:value="2219.302" calcext:value-type="float">
            <text:p>2219.302</text:p>
          </table:table-cell>
          <table:table-cell table:number-columns-repeated="5"/>
        </table:table-row>
        <table:table-row table:style-name="ro1">
          <table:table-cell office:value-type="float" office:value="2217.389" calcext:value-type="float">
            <text:p>2217.389</text:p>
          </table:table-cell>
          <table:table-cell table:number-columns-repeated="5"/>
        </table:table-row>
        <table:table-row table:style-name="ro1">
          <table:table-cell office:value-type="float" office:value="2218.597" calcext:value-type="float">
            <text:p>2218.597</text:p>
          </table:table-cell>
          <table:table-cell table:number-columns-repeated="5"/>
        </table:table-row>
        <table:table-row table:style-name="ro1">
          <table:table-cell office:value-type="float" office:value="2218.396" calcext:value-type="float">
            <text:p>2218.396</text:p>
          </table:table-cell>
          <table:table-cell table:number-columns-repeated="5"/>
        </table:table-row>
        <table:table-row table:style-name="ro1">
          <table:table-cell office:value-type="float" office:value="2217.288" calcext:value-type="float">
            <text:p>2217.288</text:p>
          </table:table-cell>
          <table:table-cell table:number-columns-repeated="5"/>
        </table:table-row>
        <table:table-row table:style-name="ro1">
          <table:table-cell office:value-type="float" office:value="2219.302" calcext:value-type="float">
            <text:p>2219.302</text:p>
          </table:table-cell>
          <table:table-cell table:number-columns-repeated="5"/>
        </table:table-row>
        <table:table-row table:style-name="ro1">
          <table:table-cell office:value-type="float" office:value="2217.691" calcext:value-type="float">
            <text:p>2217.691</text:p>
          </table:table-cell>
          <table:table-cell table:number-columns-repeated="5"/>
        </table:table-row>
        <table:table-row table:style-name="ro1">
          <table:table-cell office:value-type="float" office:value="2217.59" calcext:value-type="float">
            <text:p>2217.59</text:p>
          </table:table-cell>
          <table:table-cell table:number-columns-repeated="5"/>
        </table:table-row>
        <table:table-row table:style-name="ro1">
          <table:table-cell office:value-type="float" office:value="2218.799" calcext:value-type="float">
            <text:p>2218.799</text:p>
          </table:table-cell>
          <table:table-cell table:number-columns-repeated="5"/>
        </table:table-row>
        <table:table-row table:style-name="ro1">
          <table:table-cell office:value-type="float" office:value="2218.094" calcext:value-type="float">
            <text:p>2218.094</text:p>
          </table:table-cell>
          <table:table-cell table:number-columns-repeated="5"/>
        </table:table-row>
        <table:table-row table:style-name="ro1">
          <table:table-cell office:value-type="float" office:value="2220.511" calcext:value-type="float">
            <text:p>2220.511</text:p>
          </table:table-cell>
          <table:table-cell table:number-columns-repeated="5"/>
        </table:table-row>
        <table:table-row table:style-name="ro1">
          <table:table-cell office:value-type="float" office:value="2221.619" calcext:value-type="float">
            <text:p>2221.619</text:p>
          </table:table-cell>
          <table:table-cell table:number-columns-repeated="5"/>
        </table:table-row>
        <table:table-row table:style-name="ro1">
          <table:table-cell office:value-type="float" office:value="2220.41" calcext:value-type="float">
            <text:p>2220.41</text:p>
          </table:table-cell>
          <table:table-cell table:number-columns-repeated="5"/>
        </table:table-row>
        <table:table-row table:style-name="ro1">
          <table:table-cell office:value-type="float" office:value="2217.188" calcext:value-type="float">
            <text:p>2217.188</text:p>
          </table:table-cell>
          <table:table-cell table:number-columns-repeated="5"/>
        </table:table-row>
        <table:table-row table:style-name="ro1">
          <table:table-cell office:value-type="float" office:value="2218.396" calcext:value-type="float">
            <text:p>2218.396</text:p>
          </table:table-cell>
          <table:table-cell table:number-columns-repeated="5"/>
        </table:table-row>
        <table:table-row table:style-name="ro1">
          <table:table-cell office:value-type="float" office:value="2217.59" calcext:value-type="float">
            <text:p>2217.59</text:p>
          </table:table-cell>
          <table:table-cell table:number-columns-repeated="5"/>
        </table:table-row>
        <table:table-row table:style-name="ro1">
          <table:table-cell office:value-type="float" office:value="2217.288" calcext:value-type="float">
            <text:p>2217.288</text:p>
          </table:table-cell>
          <table:table-cell table:number-columns-repeated="5"/>
        </table:table-row>
        <table:table-row table:style-name="ro1">
          <table:table-cell office:value-type="float" office:value="2220.108" calcext:value-type="float">
            <text:p>2220.108</text:p>
          </table:table-cell>
          <table:table-cell table:number-columns-repeated="5"/>
        </table:table-row>
        <table:table-row table:style-name="ro1">
          <table:table-cell office:value-type="float" office:value="2221.014" calcext:value-type="float">
            <text:p>2221.014</text:p>
          </table:table-cell>
          <table:table-cell table:number-columns-repeated="5"/>
        </table:table-row>
        <table:table-row table:style-name="ro1">
          <table:table-cell office:value-type="float" office:value="2218.698" calcext:value-type="float">
            <text:p>2218.698</text:p>
          </table:table-cell>
          <table:table-cell table:number-columns-repeated="5"/>
        </table:table-row>
        <table:table-row table:style-name="ro1">
          <table:table-cell office:value-type="float" office:value="2217.188" calcext:value-type="float">
            <text:p>2217.188</text:p>
          </table:table-cell>
          <table:table-cell table:number-columns-repeated="5"/>
        </table:table-row>
        <table:table-row table:style-name="ro1">
          <table:table-cell office:value-type="float" office:value="2217.792" calcext:value-type="float">
            <text:p>2217.792</text:p>
          </table:table-cell>
          <table:table-cell table:number-columns-repeated="5"/>
        </table:table-row>
        <table:table-row table:style-name="ro1">
          <table:table-cell office:value-type="float" office:value="2216.785" calcext:value-type="float">
            <text:p>2216.785</text:p>
          </table:table-cell>
          <table:table-cell table:number-columns-repeated="5"/>
        </table:table-row>
        <table:table-row table:style-name="ro1">
          <table:table-cell office:value-type="float" office:value="2219.101" calcext:value-type="float">
            <text:p>2219.10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/00/0000</text:date>, <text:time style:data-style-name="N2" text:time-value="10:04:54.3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1-15T12:48:15.840000000</dc:date>
    <meta:editing-duration>PT42M14S</meta:editing-duration>
    <meta:editing-cycles>9</meta:editing-cycles>
    <meta:document-statistic meta:table-count="1" meta:cell-count="1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202cm" svg:height="9.005cm" xlink:href=".." xlink:type="simple" chart:class="chart:line" chart:style-name="ch1">
        <chart:legend chart:legend-position="end" svg:x="18.35cm" svg:y="4.203cm" style:legend-expansion="high" chart:style-name="ch2"/>
        <chart:plot-area chart:style-name="ch3" table:cell-range-address="Sheet1.A21:Sheet1.A38" svg:x="0.424cm" svg:y="0.18cm" svg:width="17.502cm" svg:height="8.645cm">
          <chartooo:coordinate-region svg:x="1.707cm" svg:y="0.379cm" svg:width="16.03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3239">
                <text:p>2.033239</text:p>
                <draw:g>
                  <svg:desc>Sheet1.A21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3239">
                <text:p>2.0332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3038">
                <text:p>2.0330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2923">
                <text:p>2.0329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3181">
                <text:p>2.0331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3181">
                <text:p>2.0331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3342">
                <text:p>2.0333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3342">
                <text:p>2.0333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3385">
                <text:p>2.0333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3385">
                <text:p>2.0333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3286">
                <text:p>2.033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3435">
                <text:p>2.0334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3492">
                <text:p>2.0334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3492">
                <text:p>2.0334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3385">
                <text:p>2.0333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3385">
                <text:p>2.0333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3259">
                <text:p>2.0332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3259">
                <text:p>2.0332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